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3.86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9.91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0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1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003125" calcext:value-type="float">
            <text:p>3,125E-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003125" calcext:value-type="float">
            <text:p>0,0003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21875" calcext:value-type="float">
            <text:p>21875</text:p>
          </table:table-cell>
          <table:table-cell table:style-name="ce22"/>
          <table:table-cell table:style-name="ce26" office:value-type="float" office:value="21875" calcext:value-type="float">
            <text:p>21875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78125" calcext:value-type="float">
            <text:p>78125</text:p>
          </table:table-cell>
          <table:table-cell table:style-name="ce23"/>
          <table:table-cell table:style-name="ce27" office:value-type="float" office:value="78125" calcext:value-type="float">
            <text:p>7812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625" calcext:value-type="float">
            <text:p>0,0001015625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25" calcext:value-type="float">
            <text:p>0,00015625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4375" calcext:value-type="float">
            <text:p>0,0002734375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5" calcext:value-type="float">
            <text:p>0,0003125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0625" calcext:value-type="float">
            <text:p>0,0005640625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0625" calcext:value-type="float">
            <text:p>0,000789062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" calcext:value-type="float">
            <text:p>0,00125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25" calcext:value-type="float">
            <text:p>0,00190625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28125" calcext:value-type="float">
            <text:p>0,0041328125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8125" calcext:value-type="float">
            <text:p>0,005078125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25" calcext:value-type="float">
            <text:p>0,007812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6875" calcext:value-type="float">
            <text:p>0,01296875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34375" calcext:value-type="float">
            <text:p>0,020234375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125" calcext:value-type="float">
            <text:p>0,0303125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8125" calcext:value-type="float">
            <text:p>0,04078125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4375" calcext:value-type="float">
            <text:p>0,06234375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25" calcext:value-type="float">
            <text:p>0,07812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46875" calcext:value-type="float">
            <text:p>0,10546875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125" calcext:value-type="float">
            <text:p>0,1328125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" calcext:value-type="float">
            <text:p>0,1625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25" calcext:value-type="float">
            <text:p>0,1906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71875" calcext:value-type="float">
            <text:p>0,23671875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375" calcext:value-type="float">
            <text:p>0,284375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40625" calcext:value-type="float">
            <text:p>0,34140625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296875" calcext:value-type="float">
            <text:p>0,39296875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625" calcext:value-type="float">
            <text:p>0,465625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5625" calcext:value-type="float">
            <text:p>0,5515625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59375" calcext:value-type="float">
            <text:p>0,6359375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28125" calcext:value-type="float">
            <text:p>0,7328125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375" calcext:value-type="float">
            <text:p>0,859375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1875" calcext:value-type="float">
            <text:p>0,9921875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28125" calcext:value-type="float">
            <text:p>1,1328125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6875" calcext:value-type="float">
            <text:p>1,29687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375" calcext:value-type="float">
            <text:p>1,484375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75" calcext:value-type="float">
            <text:p>1,6875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1875" calcext:value-type="float">
            <text:p>1,921875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796875" calcext:value-type="float">
            <text:p>2,1796875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65625" calcext:value-type="float">
            <text:p>2,4765625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46875" calcext:value-type="float">
            <text:p>2,8046875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0625" calcext:value-type="float">
            <text:p>3,140625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46875" calcext:value-type="float">
            <text:p>3,5546875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5625" calcext:value-type="float">
            <text:p>4,015625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" office:value-type="float" office:value="0.0003125" calcext:value-type="float">
            <text:p>0,0003125</text:p>
          </table:table-cell>
          <table:table-cell table:style-name="ce17" table:formula="of:=[.C105]" office:value-type="float" office:value="0.0303125" calcext:value-type="float">
            <text:p>0,030312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300" calcext:value-type="float">
            <text:p>300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0.00333333333333333" calcext:value-type="float">
            <text:p>0,003333333333333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=b*10^ax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n(y1/y0) / (x1-x0)</text:p>
          </table:table-cell>
          <table:table-cell table:number-columns-repeated="2"/>
          <table:table-cell table:style-name="ce31" office:value-type="string" calcext:value-type="string">
            <text:p>interpolation exp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b</text:p>
          </table:table-cell>
          <table:table-cell table:number-columns-repeated="2"/>
          <table:table-cell table:formula="of:=[.F81]*10^([.B70]*[.E81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1-x0</text:p>
          </table:table-cell>
          <table:table-cell table:formula="of:=[.C70]-[.B70]" office:value-type="float" office:value="0.03" calcext:value-type="float">
            <text:p>0,03</text:p>
          </table:table-cell>
          <table:table-cell/>
          <table:table-cell table:style-name="ce15"/>
          <table:table-cell table:style-name="ce15" table:formula="of:=[.E77]*[.B80]/[.B81]" office:value-type="float" office:value="33.3333333333333" calcext:value-type="float">
            <text:p>33,3333333333333</text:p>
          </table:table-cell>
          <table:table-cell table:style-name="ce39" table:formula="of:=[.B71]/[.B83]" office:value-type="float" office:value="0.976300098962807" calcext:value-type="float">
            <text:p>0,976300098962807</text:p>
          </table:table-cell>
          <table:table-cell table:number-columns-repeated="2"/>
          <table:table-cell table:formula="of:=[.F81]*10^([.E81]*[.C70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xp(ax0)</text:p>
          </table:table-cell>
          <table:table-cell table:formula="of:=10^([.E81]*[.B70])" office:value-type="float" office:value="1.02427522138159" calcext:value-type="float">
            <text:p>1,0242752213815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table:number-matrix-columns-spanned="2" table:number-matrix-rows-spanned="1" table:formula="of:=LOGEST([.B95:.B105];[.C95:.C105];1;0)" office:value-type="float" office:value="6.53984896454258E+029" calcext:value-type="float">
            <text:p>6,53984896454258E+029</text:p>
          </table:table-cell>
          <table:table-cell office:value-type="float" office:value="1.85621660508429" calcext:value-type="float">
            <text:p>1,85621660508429</text:p>
          </table:table-cell>
          <table:table-cell table:number-columns-repeated="2"/>
          <table:table-cell table:formula="of:=[.B87]" office:value-type="float" office:value="1.85621660508429" calcext:value-type="float">
            <text:p>1,85621660508429</text:p>
          </table:table-cell>
          <table:table-cell table:formula="of:=LN([.A87])" office:value-type="float" office:value="68.6528817679231" calcext:value-type="float">
            <text:p>68,6528817679231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0.7943" office:value-type="float" office:value="0.7943" calcext:value-type="float">
            <text:p>0,7943</text:p>
          </table:table-cell>
          <table:table-cell table:formula="of:=0.2303" office:value-type="float" office:value="0.2303" calcext:value-type="float">
            <text:p>0,2303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office:value-type="string" calcext:value-type="string">
            <text:p>Interpolation 10^ sur 2 points</text:p>
          </table:table-cell>
          <table:table-cell table:style-name="ce36"/>
          <table:table-cell table:style-name="ce37"/>
          <table:table-cell office:value-type="string" calcext:value-type="string">
            <text:p>interpolation exp par LOGREG de Libre Office</text:p>
          </table:table-cell>
          <table:table-cell table:number-columns-repeated="7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office:value-type="string" calcext:value-type="string">
            <text:p>Pin(W)</text:p>
          </table:table-cell>
          <table:table-cell office:value-type="string" calcext:value-type="string">
            <text:p>Pin(dBm)</text:p>
          </table:table-cell>
          <table:table-cell office:value-type="string" calcext:value-type="string">
            <text:p>%err</text:p>
          </table:table-cell>
          <table:table-cell table:number-columns-repeated="5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5" calcext:value-type="float">
            <text:p>0,0003125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1" calcext:value-type="float">
            <text:p>1</text:p>
          </table:table-cell>
          <table:table-cell table:style-name="ce40" table:formula="of:=30+10*LOG([.E95])" office:value-type="float" office:value="30" calcext:value-type="float">
            <text:p>30</text:p>
          </table:table-cell>
          <table:table-cell table:style-name="ce38" table:formula="of:=100*([.B95]-[.F95])/[.A95]" office:value-type="float" office:value="-96.6666666666667" calcext:value-type="float">
            <text:p>-96,6666666666667</text:p>
          </table:table-cell>
          <table:table-cell table:style-name="ce32" table:formula="of:=[.$F$81]*(10^([.$E$81]*[.C95])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formula="of:=[.$E$87]*(EXP([.$F$87]*[.C95]))" office:value-type="float" office:value="1.89647018021031" calcext:value-type="float">
            <text:p>1,89647018021031</text:p>
          </table:table-cell>
          <table:table-cell table:formula="of:=30+LOG([.K95])" office:value-type="float" office:value="30.2779460183165" calcext:value-type="float">
            <text:p>30,2779460183165</text:p>
          </table:table-cell>
          <table:table-cell table:formula="of:=100*([.D95]-[.K95])/[.D95]" office:value-type="float" office:value="93.6784327326323" calcext:value-type="float">
            <text:p>93,6784327326323</text:p>
          </table:table-cell>
          <table:table-cell table:number-columns-repeated="5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0625" calcext:value-type="float">
            <text:p>0,0005640625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1.07546875" calcext:value-type="float">
            <text:p>1,07546875</text:p>
          </table:table-cell>
          <table:table-cell table:style-name="ce40" table:formula="of:=30+10*LOG([.E96])" office:value-type="float" office:value="30.3159779556985" calcext:value-type="float">
            <text:p>30,3159779556985</text:p>
          </table:table-cell>
          <table:table-cell table:style-name="ce38" table:formula="of:=100*([.B96]-[.F96])/[.A96]" office:value-type="float" office:value="-93.7324275609816" calcext:value-type="float">
            <text:p>-93,7324275609816</text:p>
          </table:table-cell>
          <table:table-cell table:style-name="ce32" table:formula="of:=[.$F$81]*(10^([.$E$81]*[.C96]))" office:value-type="float" office:value="1.01949574296719" calcext:value-type="float">
            <text:p>1,01949574296719</text:p>
          </table:table-cell>
          <table:table-cell table:style-name="ce40" table:formula="of:=30+10*LOG([.H96])" office:value-type="float" office:value="30.0838541666667" calcext:value-type="float">
            <text:p>30,0838541666667</text:p>
          </table:table-cell>
          <table:table-cell table:style-name="ce38" table:formula="of:=100*([.B96]-[.H96])/[.B96]" office:value-type="float" office:value="19.0185746179951" calcext:value-type="float">
            <text:p>19,0185746179951</text:p>
          </table:table-cell>
          <table:table-cell table:formula="of:=[.$E$87]*(EXP([.$F$87]*[.C96]))" office:value-type="float" office:value="1.92950761576454" calcext:value-type="float">
            <text:p>1,92950761576454</text:p>
          </table:table-cell>
          <table:table-cell table:formula="of:=30+LOG([.K96])" office:value-type="float" office:value="30.2854464970707" calcext:value-type="float">
            <text:p>30,2854464970707</text:p>
          </table:table-cell>
          <table:table-cell table:formula="of:=100*([.D96]-[.K96])/[.D96]" office:value-type="float" office:value="93.7757818846305" calcext:value-type="float">
            <text:p>93,7757818846305</text:p>
          </table:table-cell>
          <table:table-cell table:number-columns-repeated="5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0625" calcext:value-type="float">
            <text:p>0,000789062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1.14296875" calcext:value-type="float">
            <text:p>1,14296875</text:p>
          </table:table-cell>
          <table:table-cell table:style-name="ce40" table:formula="of:=30+10*LOG([.E97])" office:value-type="float" office:value="30.5803435647744" calcext:value-type="float">
            <text:p>30,5803435647744</text:p>
          </table:table-cell>
          <table:table-cell table:style-name="ce38" table:formula="of:=100*([.B97]-[.F97])/[.A97]" office:value-type="float" office:value="-90.6107824134791" calcext:value-type="float">
            <text:p>-90,6107824134791</text:p>
          </table:table-cell>
          <table:table-cell table:style-name="ce32" table:formula="of:=[.$F$81]*(10^([.$E$81]*[.C97]))" office:value-type="float" office:value="1.0372547126335" calcext:value-type="float">
            <text:p>1,0372547126335</text:p>
          </table:table-cell>
          <table:table-cell table:style-name="ce40" table:formula="of:=30+10*LOG([.H97])" office:value-type="float" office:value="30.1588541666667" calcext:value-type="float">
            <text:p>30,1588541666667</text:p>
          </table:table-cell>
          <table:table-cell table:style-name="ce38" table:formula="of:=100*([.B97]-[.H97])/[.B97]" office:value-type="float" office:value="34.5536520967198" calcext:value-type="float">
            <text:p>34,5536520967198</text:p>
          </table:table-cell>
          <table:table-cell table:formula="of:=[.$E$87]*(EXP([.$F$87]*[.C97]))" office:value-type="float" office:value="1.95954391042294" calcext:value-type="float">
            <text:p>1,95954391042294</text:p>
          </table:table-cell>
          <table:table-cell table:formula="of:=30+LOG([.K97])" office:value-type="float" office:value="30.2921549998073" calcext:value-type="float">
            <text:p>30,2921549998073</text:p>
          </table:table-cell>
          <table:table-cell table:formula="of:=100*([.D97]-[.K97])/[.D97]" office:value-type="float" office:value="93.8764252799283" calcext:value-type="float">
            <text:p>93,8764252799283</text:p>
          </table:table-cell>
          <table:table-cell table:number-columns-repeated="5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" calcext:value-type="float">
            <text:p>0,00125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1.28125" calcext:value-type="float">
            <text:p>1,28125</text:p>
          </table:table-cell>
          <table:table-cell table:style-name="ce40" table:formula="of:=30+10*LOG([.E98])" office:value-type="float" office:value="31.0763387839983" calcext:value-type="float">
            <text:p>31,0763387839983</text:p>
          </table:table-cell>
          <table:table-cell table:style-name="ce38" table:formula="of:=100*([.B98]-[.F98])/[.A98]" office:value-type="float" office:value="-88.124474148574" calcext:value-type="float">
            <text:p>-88,124474148574</text:p>
          </table:table-cell>
          <table:table-cell table:style-name="ce32" table:formula="of:=[.$F$81]*(10^([.$E$81]*[.C98]))" office:value-type="float" office:value="1.07460782832132" calcext:value-type="float">
            <text:p>1,07460782832132</text:p>
          </table:table-cell>
          <table:table-cell table:style-name="ce40" table:formula="of:=30+10*LOG([.H98])" office:value-type="float" office:value="30.3125" calcext:value-type="float">
            <text:p>30,3125</text:p>
          </table:table-cell>
          <table:table-cell table:style-name="ce38" table:formula="of:=100*([.B98]-[.H98])/[.B98]" office:value-type="float" office:value="46.1420275289428" calcext:value-type="float">
            <text:p>46,1420275289428</text:p>
          </table:table-cell>
          <table:table-cell table:formula="of:=[.$E$87]*(EXP([.$F$87]*[.C98]))" office:value-type="float" office:value="2.0225446272369" calcext:value-type="float">
            <text:p>2,0225446272369</text:p>
          </table:table-cell>
          <table:table-cell table:formula="of:=30+LOG([.K98])" office:value-type="float" office:value="30.3058981130526" calcext:value-type="float">
            <text:p>30,3058981130526</text:p>
          </table:table-cell>
          <table:table-cell table:formula="of:=100*([.D98]-[.K98])/[.D98]" office:value-type="float" office:value="93.8710768871609" calcext:value-type="float">
            <text:p>93,8710768871609</text:p>
          </table:table-cell>
          <table:table-cell table:number-columns-repeated="5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25" calcext:value-type="float">
            <text:p>0,00190625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1.478125" calcext:value-type="float">
            <text:p>1,478125</text:p>
          </table:table-cell>
          <table:table-cell table:style-name="ce40" table:formula="of:=30+10*LOG([.E99])" office:value-type="float" office:value="31.6971116241791" calcext:value-type="float">
            <text:p>31,6971116241791</text:p>
          </table:table-cell>
          <table:table-cell table:style-name="ce38" table:formula="of:=100*([.B99]-[.F99])/[.A99]" office:value-type="float" office:value="-85.8388976254985" calcext:value-type="float">
            <text:p>-85,8388976254985</text:p>
          </table:table-cell>
          <table:table-cell table:style-name="ce32" table:formula="of:=[.$F$81]*(10^([.$E$81]*[.C99]))" office:value-type="float" office:value="1.13012114287856" calcext:value-type="float">
            <text:p>1,13012114287856</text:p>
          </table:table-cell>
          <table:table-cell table:style-name="ce40" table:formula="of:=30+10*LOG([.H99])" office:value-type="float" office:value="30.53125" calcext:value-type="float">
            <text:p>30,53125</text:p>
          </table:table-cell>
          <table:table-cell table:style-name="ce38" table:formula="of:=100*([.B99]-[.H99])/[.B99]" office:value-type="float" office:value="55.0090669425932" calcext:value-type="float">
            <text:p>55,0090669425932</text:p>
          </table:table-cell>
          <table:table-cell table:formula="of:=[.$E$87]*(EXP([.$F$87]*[.C99]))" office:value-type="float" office:value="2.1157511196173" calcext:value-type="float">
            <text:p>2,1157511196173</text:p>
          </table:table-cell>
          <table:table-cell table:formula="of:=30+LOG([.K99])" office:value-type="float" office:value="30.3254645793679" calcext:value-type="float">
            <text:p>30,3254645793679</text:p>
          </table:table-cell>
          <table:table-cell table:formula="of:=100*([.D99]-[.K99])/[.D99]" office:value-type="float" office:value="93.7772025893609" calcext:value-type="float">
            <text:p>93,7772025893609</text:p>
          </table:table-cell>
          <table:table-cell table:number-columns-repeated="5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28125" calcext:value-type="float">
            <text:p>0,0041328125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2.14609375" calcext:value-type="float">
            <text:p>2,14609375</text:p>
          </table:table-cell>
          <table:table-cell table:style-name="ce40" table:formula="of:=30+10*LOG([.E100])" office:value-type="float" office:value="33.3164868977269" calcext:value-type="float">
            <text:p>33,3164868977269</text:p>
          </table:table-cell>
          <table:table-cell table:style-name="ce38" table:formula="of:=100*([.B100]-[.F100])/[.A100]" office:value-type="float" office:value="-86.1548835358816" calcext:value-type="float">
            <text:p>-86,1548835358816</text:p>
          </table:table-cell>
          <table:table-cell table:style-name="ce32" table:formula="of:=[.$F$81]*(10^([.$E$81]*[.C100]))" office:value-type="float" office:value="1.34073747953841" calcext:value-type="float">
            <text:p>1,34073747953841</text:p>
          </table:table-cell>
          <table:table-cell table:style-name="ce40" table:formula="of:=30+10*LOG([.H100])" office:value-type="float" office:value="31.2734375" calcext:value-type="float">
            <text:p>31,2734375</text:p>
          </table:table-cell>
          <table:table-cell table:style-name="ce38" table:formula="of:=100*([.B100]-[.H100])/[.B100]" office:value-type="float" office:value="57.6021582030522" calcext:value-type="float">
            <text:p>57,6021582030522</text:p>
          </table:table-cell>
          <table:table-cell table:formula="of:=[.$E$87]*(EXP([.$F$87]*[.C100]))" office:value-type="float" office:value="2.46519231032745" calcext:value-type="float">
            <text:p>2,46519231032745</text:p>
          </table:table-cell>
          <table:table-cell table:formula="of:=30+LOG([.K100])" office:value-type="float" office:value="30.3918508043663" calcext:value-type="float">
            <text:p>30,3918508043663</text:p>
          </table:table-cell>
          <table:table-cell table:formula="of:=100*([.D100]-[.K100])/[.D100]" office:value-type="float" office:value="92.9565933990644" calcext:value-type="float">
            <text:p>92,9565933990644</text:p>
          </table:table-cell>
          <table:table-cell table:number-columns-repeated="5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8125" calcext:value-type="float">
            <text:p>0,005078125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2.4296875" calcext:value-type="float">
            <text:p>2,4296875</text:p>
          </table:table-cell>
          <table:table-cell table:style-name="ce40" table:formula="of:=30+10*LOG([.E101])" office:value-type="float" office:value="33.8555041937897" calcext:value-type="float">
            <text:p>33,8555041937897</text:p>
          </table:table-cell>
          <table:table-cell table:style-name="ce38" table:formula="of:=100*([.B101]-[.F101])/[.A101]" office:value-type="float" office:value="-82.9845346895965" calcext:value-type="float">
            <text:p>-82,9845346895965</text:p>
          </table:table-cell>
          <table:table-cell table:style-name="ce32" table:formula="of:=[.$F$81]*(10^([.$E$81]*[.C101]))" office:value-type="float" office:value="1.44163117962919" calcext:value-type="float">
            <text:p>1,44163117962919</text:p>
          </table:table-cell>
          <table:table-cell table:style-name="ce40" table:formula="of:=30+10*LOG([.H101])" office:value-type="float" office:value="31.5885416666667" calcext:value-type="float">
            <text:p>31,5885416666667</text:p>
          </table:table-cell>
          <table:table-cell table:style-name="ce38" table:formula="of:=100*([.B101]-[.H101])/[.B101]" office:value-type="float" office:value="63.787862006483" calcext:value-type="float">
            <text:p>63,787862006483</text:p>
          </table:table-cell>
          <table:table-cell table:formula="of:=[.$E$87]*(EXP([.$F$87]*[.C101]))" office:value-type="float" office:value="2.63048502176276" calcext:value-type="float">
            <text:p>2,63048502176276</text:p>
          </table:table-cell>
          <table:table-cell table:formula="of:=30+LOG([.K101])" office:value-type="float" office:value="30.4200358332253" calcext:value-type="float">
            <text:p>30,4200358332253</text:p>
          </table:table-cell>
          <table:table-cell table:formula="of:=100*([.D101]-[.K101])/[.D101]" office:value-type="float" office:value="92.6930971617701" calcext:value-type="float">
            <text:p>92,6930971617701</text:p>
          </table:table-cell>
          <table:table-cell table:number-columns-repeated="5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25" calcext:value-type="float">
            <text:p>0,007812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3.25" calcext:value-type="float">
            <text:p>3,25</text:p>
          </table:table-cell>
          <table:table-cell table:style-name="ce40" table:formula="of:=30+10*LOG([.E102])" office:value-type="float" office:value="35.1188336097887" calcext:value-type="float">
            <text:p>35,1188336097887</text:p>
          </table:table-cell>
          <table:table-cell table:style-name="ce38" table:formula="of:=100*([.B102]-[.F102])/[.A102]" office:value-type="float" office:value="-81.3701656040974" calcext:value-type="float">
            <text:p>-81,3701656040974</text:p>
          </table:table-cell>
          <table:table-cell table:style-name="ce32" table:formula="of:=[.$F$81]*(10^([.$E$81]*[.C102]))" office:value-type="float" office:value="1.77827941003892" calcext:value-type="float">
            <text:p>1,77827941003892</text:p>
          </table:table-cell>
          <table:table-cell table:style-name="ce40" table:formula="of:=30+10*LOG([.H102])" office:value-type="float" office:value="32.5" calcext:value-type="float">
            <text:p>32,5</text:p>
          </table:table-cell>
          <table:table-cell table:style-name="ce38" table:formula="of:=100*([.B102]-[.H102])/[.B102]" office:value-type="float" office:value="64.5186610766424" calcext:value-type="float">
            <text:p>64,5186610766424</text:p>
          </table:table-cell>
          <table:table-cell table:formula="of:=[.$E$87]*(EXP([.$F$87]*[.C102]))" office:value-type="float" office:value="3.17367737798911" calcext:value-type="float">
            <text:p>3,17367737798911</text:p>
          </table:table-cell>
          <table:table-cell table:formula="of:=30+LOG([.K102])" office:value-type="float" office:value="30.5015627762057" calcext:value-type="float">
            <text:p>30,5015627762057</text:p>
          </table:table-cell>
          <table:table-cell table:formula="of:=100*([.D102]-[.K102])/[.D102]" office:value-type="float" office:value="91.4224935730024" calcext:value-type="float">
            <text:p>91,4224935730024</text:p>
          </table:table-cell>
          <table:table-cell table:number-columns-repeated="5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6875" calcext:value-type="float">
            <text:p>0,01296875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4.796875" calcext:value-type="float">
            <text:p>4,796875</text:p>
          </table:table-cell>
          <table:table-cell table:style-name="ce40" table:formula="of:=30+10*LOG([.E103])" office:value-type="float" office:value="36.809584014933" calcext:value-type="float">
            <text:p>36,809584014933</text:p>
          </table:table-cell>
          <table:table-cell table:style-name="ce38" table:formula="of:=100*([.B103]-[.F103])/[.A103]" office:value-type="float" office:value="-80.2631857108712" calcext:value-type="float">
            <text:p>-80,2631857108712</text:p>
          </table:table-cell>
          <table:table-cell table:style-name="ce32" table:formula="of:=[.$F$81]*(10^([.$E$81]*[.C103]))" office:value-type="float" office:value="2.64164832038609" calcext:value-type="float">
            <text:p>2,64164832038609</text:p>
          </table:table-cell>
          <table:table-cell table:style-name="ce40" table:formula="of:=30+10*LOG([.H103])" office:value-type="float" office:value="34.21875" calcext:value-type="float">
            <text:p>34,21875</text:p>
          </table:table-cell>
          <table:table-cell table:style-name="ce38" table:formula="of:=100*([.B103]-[.H103])/[.B103]" office:value-type="float" office:value="58.1326956014375" calcext:value-type="float">
            <text:p>58,1326956014375</text:p>
          </table:table-cell>
          <table:table-cell table:formula="of:=[.$E$87]*(EXP([.$F$87]*[.C103]))" office:value-type="float" office:value="4.52167451567652" calcext:value-type="float">
            <text:p>4,52167451567652</text:p>
          </table:table-cell>
          <table:table-cell table:formula="of:=30+LOG([.K103])" office:value-type="float" office:value="30.6552992972546" calcext:value-type="float">
            <text:p>30,6552992972546</text:p>
          </table:table-cell>
          <table:table-cell table:formula="of:=100*([.D103]-[.K103])/[.D103]" office:value-type="float" office:value="88.1008565376934" calcext:value-type="float">
            <text:p>88,1008565376934</text:p>
          </table:table-cell>
          <table:table-cell table:number-columns-repeated="5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34375" calcext:value-type="float">
            <text:p>0,020234375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6.9765625" calcext:value-type="float">
            <text:p>6,9765625</text:p>
          </table:table-cell>
          <table:table-cell table:style-name="ce40" table:formula="of:=30+10*LOG([.E104])" office:value-type="float" office:value="38.4364148924068" calcext:value-type="float">
            <text:p>38,4364148924068</text:p>
          </table:table-cell>
          <table:table-cell table:style-name="ce38" table:formula="of:=100*([.B104]-[.F104])/[.A104]" office:value-type="float" office:value="-78.1875193465743" calcext:value-type="float">
            <text:p>-78,1875193465743</text:p>
          </table:table-cell>
          <table:table-cell table:style-name="ce32" table:formula="of:=[.$F$81]*(10^([.$E$81]*[.C104]))" office:value-type="float" office:value="4.61383968273321" calcext:value-type="float">
            <text:p>4,61383968273321</text:p>
          </table:table-cell>
          <table:table-cell table:style-name="ce40" table:formula="of:=30+10*LOG([.H104])" office:value-type="float" office:value="36.640625" calcext:value-type="float">
            <text:p>36,640625</text:p>
          </table:table-cell>
          <table:table-cell table:style-name="ce38" table:formula="of:=100*([.B104]-[.H104])/[.B104]" office:value-type="float" office:value="41.9151997746282" calcext:value-type="float">
            <text:p>41,9151997746282</text:p>
          </table:table-cell>
          <table:table-cell table:formula="of:=[.$E$87]*(EXP([.$F$87]*[.C104]))" office:value-type="float" office:value="7.44608571849063" calcext:value-type="float">
            <text:p>7,44608571849063</text:p>
          </table:table-cell>
          <table:table-cell table:formula="of:=30+LOG([.K104])" office:value-type="float" office:value="30.8719280314598" calcext:value-type="float">
            <text:p>30,8719280314598</text:p>
          </table:table-cell>
          <table:table-cell table:formula="of:=100*([.D104]-[.K104])/[.D104]" office:value-type="float" office:value="80.9074725166907" calcext:value-type="float">
            <text:p>80,9074725166907</text:p>
          </table:table-cell>
          <table:table-cell table:number-columns-repeated="5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125" calcext:value-type="float">
            <text:p>0,0303125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10" calcext:value-type="float">
            <text:p>10</text:p>
          </table:table-cell>
          <table:table-cell table:style-name="ce23" table:formula="of:=30+10*LOG([.E105])" office:value-type="float" office:value="40" calcext:value-type="float">
            <text:p>40</text:p>
          </table:table-cell>
          <table:table-cell table:style-name="ce27" table:formula="of:=100*([.B105]-[.F105])/[.A105]" office:value-type="float" office:value="-75" calcext:value-type="float">
            <text:p>-75</text:p>
          </table:table-cell>
          <table:table-cell table:style-name="ce15" table:formula="of:=[.$F$81]*(10^([.$E$81]*[.C105])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formula="of:=[.$E$87]*(EXP([.$F$87]*[.C105]))" office:value-type="float" office:value="14.873495619151" calcext:value-type="float">
            <text:p>14,873495619151</text:p>
          </table:table-cell>
          <table:table-cell table:formula="of:=30+LOG([.K105])" office:value-type="float" office:value="31.1724130498734" calcext:value-type="float">
            <text:p>31,1724130498734</text:p>
          </table:table-cell>
          <table:table-cell table:formula="of:=100*([.D105]-[.K105])/[.D105]" office:value-type="float" office:value="62.8162609521224" calcext:value-type="float">
            <text:p>62,8162609521224</text:p>
          </table:table-cell>
          <table:table-cell table:number-columns-repeated="5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1.00000594467462" calcext:value-type="float">
            <text:p>1,00000594467462</text:p>
          </table:table-cell>
          <table:table-cell table:formula="of:=100*([.J111]-[.B95])/[.B95]" office:value-type="float" office:value="0.000594467461878523" calcext:value-type="float">
            <text:p>0,000594467461879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1.25898513078758" calcext:value-type="float">
            <text:p>1,25898513078758</text:p>
          </table:table-cell>
          <table:table-cell table:formula="of:=100*([.J112]-[.B96])/[.B96]" office:value-type="float" office:value="0.0047436482619071" calcext:value-type="float">
            <text:p>0,0047436482619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1.58503413703202" calcext:value-type="float">
            <text:p>1,58503413703202</text:p>
          </table:table-cell>
          <table:table-cell table:formula="of:=100*([.J113]-[.B97])/[.B97]" office:value-type="float" office:value="0.00889300121792693" calcext:value-type="float">
            <text:p>0,00889300121792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1.9955225475818" calcext:value-type="float">
            <text:p>1,9955225475818</text:p>
          </table:table-cell>
          <table:table-cell table:formula="of:=100*([.J114]-[.B98])/[.B98]" office:value-type="float" office:value="0.0130425263370845" calcext:value-type="float">
            <text:p>0,01304252633708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2.51231828064213" calcext:value-type="float">
            <text:p>2,51231828064213</text:p>
          </table:table-cell>
          <table:table-cell table:formula="of:=100*([.J115]-[.B99])/[.B99]" office:value-type="float" office:value="0.0171922236265069" calcext:value-type="float">
            <text:p>0,0171922236265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3.16295255641048" calcext:value-type="float">
            <text:p>3,16295255641048</text:p>
          </table:table-cell>
          <table:table-cell table:formula="of:=100*([.J116]-[.B100])/[.B100]" office:value-type="float" office:value="0.0213420930933614" calcext:value-type="float">
            <text:p>0,02134209309336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3.98208656569843" calcext:value-type="float">
            <text:p>3,98208656569843</text:p>
          </table:table-cell>
          <table:table-cell table:formula="of:=100*([.J117]-[.B101])/[.B101]" office:value-type="float" office:value="0.0254921347447833" calcext:value-type="float">
            <text:p>0,025492134744783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5.01335797294142" calcext:value-type="float">
            <text:p>5,01335797294142</text:p>
          </table:table-cell>
          <table:table-cell table:formula="of:=100*([.J118]-[.B102])/[.B102]" office:value-type="float" office:value="0.0296423485879068" calcext:value-type="float">
            <text:p>0,02964234858790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6.31170562221241" calcext:value-type="float">
            <text:p>6,31170562221241</text:p>
          </table:table-cell>
          <table:table-cell table:formula="of:=100*([.J119]-[.B103])/[.B103]" office:value-type="float" office:value="0.0337927346298577" calcext:value-type="float">
            <text:p>0,03379273462985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7.94629629012794" calcext:value-type="float">
            <text:p>7,94629629012794</text:p>
          </table:table-cell>
          <table:table-cell table:formula="of:=100*([.J120]-[.B104])/[.B104]" office:value-type="float" office:value="0.0379432928777984" calcext:value-type="float">
            <text:p>0,037943292877798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10.0042094023339" calcext:value-type="float">
            <text:p>10,0042094023339</text:p>
          </table:table-cell>
          <table:table-cell table:formula="of:=100*([.J121]-[.B105])/[.B105]" office:value-type="float" office:value="0.0420940233389366" calcext:value-type="float">
            <text:p>0,042094023338937</text:p>
          </table:table-cell>
          <table:table-cell table:number-columns-repeated="7"/>
        </table:table-row>
      </table:table>
      <table:table table:name="Validation calibration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Calibration.B4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THEORIQUE Qucs</text:p>
          </table:table-cell>
          <table:table-cell table:style-name="ce41" office:value-type="string" calcext:value-type="string">
            <text:p>interpolation exp sur 2 poi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in 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  <table:table-cell/>
          <table:table-cell table:formula="of:=0.00003125" office:value-type="float" office:value="0.00003125" calcext:value-type="float">
            <text:p>3,125E-05</text:p>
          </table:table-cell>
          <table:table-cell table:formula="of:=[Calibration.$F$81]*EXP([Calibration.$E$81]*[.E6])" office:value-type="float" office:value="0.977317608093227" calcext:value-type="float">
            <text:p>0,977317608093227</text:p>
          </table:table-cell>
          <table:table-cell table:formula="of:=100*([.A6]-[.F6])/100" office:value-type="float" office:value="0.0226823919067731" calcext:value-type="float">
            <text:p>0,022682391906773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  <table:table-cell table:number-columns-repeated="2"/>
          <table:table-cell table:formula="of:=[Calibration.$F$81]*EXP([Calibration.$E$81]*[.E7])" office:value-type="float" office:value="0.976300098962807" calcext:value-type="float">
            <text:p>0,976300098962807</text:p>
          </table:table-cell>
          <table:table-cell table:formula="of:=100*([.A7]-[.F7])/100" office:value-type="float" office:value="0.123699901037193" calcext:value-type="float">
            <text:p>0,123699901037193</text:p>
          </table:table-cell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  <table:table-cell table:number-columns-repeated="2"/>
          <table:table-cell table:formula="of:=[Calibration.$F$81]*EXP([Calibration.$E$81]*[.E8])" office:value-type="float" office:value="0.976300098962807" calcext:value-type="float">
            <text:p>0,976300098962807</text:p>
          </table:table-cell>
          <table:table-cell table:formula="of:=100*([.A8]-[.F8])/100" office:value-type="float" office:value="0.223699901037193" calcext:value-type="float">
            <text:p>0,223699901037193</text:p>
          </table:table-cell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  <table:table-cell table:number-columns-repeated="2"/>
          <table:table-cell table:formula="of:=[Calibration.$F$81]*EXP([Calibration.$E$81]*[.E9])" office:value-type="float" office:value="0.976300098962807" calcext:value-type="float">
            <text:p>0,976300098962807</text:p>
          </table:table-cell>
          <table:table-cell table:formula="of:=100*([.A9]-[.F9])/100" office:value-type="float" office:value="0.323699901037193" calcext:value-type="float">
            <text:p>0,323699901037193</text:p>
          </table:table-cell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  <table:table-cell table:number-columns-repeated="2"/>
          <table:table-cell table:formula="of:=[Calibration.$F$81]*EXP([Calibration.$E$81]*[.E10])" office:value-type="float" office:value="0.976300098962807" calcext:value-type="float">
            <text:p>0,976300098962807</text:p>
          </table:table-cell>
          <table:table-cell table:formula="of:=100*([.A10]-[.F10])/100" office:value-type="float" office:value="0.423699901037193" calcext:value-type="float">
            <text:p>0,423699901037193</text:p>
          </table:table-cell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  <table:table-cell table:number-columns-repeated="2"/>
          <table:table-cell table:formula="of:=[Calibration.$F$81]*EXP([Calibration.$E$81]*[.E11])" office:value-type="float" office:value="0.976300098962807" calcext:value-type="float">
            <text:p>0,976300098962807</text:p>
          </table:table-cell>
          <table:table-cell table:formula="of:=100*([.A11]-[.F11])/100" office:value-type="float" office:value="0.523699901037193" calcext:value-type="float">
            <text:p>0,523699901037193</text:p>
          </table:table-cell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  <table:table-cell table:number-columns-repeated="2"/>
          <table:table-cell table:formula="of:=[Calibration.$F$81]*EXP([Calibration.$E$81]*[.E12])" office:value-type="float" office:value="0.976300098962807" calcext:value-type="float">
            <text:p>0,976300098962807</text:p>
          </table:table-cell>
          <table:table-cell table:formula="of:=100*([.A12]-[.F12])/100" office:value-type="float" office:value="0.623699901037193" calcext:value-type="float">
            <text:p>0,623699901037193</text:p>
          </table:table-cell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  <table:table-cell table:number-columns-repeated="2"/>
          <table:table-cell table:formula="of:=[Calibration.$F$81]*EXP([Calibration.$E$81]*[.E13])" office:value-type="float" office:value="0.976300098962807" calcext:value-type="float">
            <text:p>0,976300098962807</text:p>
          </table:table-cell>
          <table:table-cell table:formula="of:=100*([.A13]-[.F13])/100" office:value-type="float" office:value="0.723699901037193" calcext:value-type="float">
            <text:p>0,723699901037193</text:p>
          </table:table-cell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  <table:table-cell table:number-columns-repeated="2"/>
          <table:table-cell table:formula="of:=[Calibration.$F$81]*EXP([Calibration.$E$81]*[.E14])" office:value-type="float" office:value="0.976300098962807" calcext:value-type="float">
            <text:p>0,976300098962807</text:p>
          </table:table-cell>
          <table:table-cell table:formula="of:=100*([.A14]-[.F14])/100" office:value-type="float" office:value="0.823699901037193" calcext:value-type="float">
            <text:p>0,823699901037193</text:p>
          </table:table-cell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  <table:table-cell table:number-columns-repeated="2"/>
          <table:table-cell table:formula="of:=[Calibration.$F$81]*EXP([Calibration.$E$81]*[.E15])" office:value-type="float" office:value="0.976300098962807" calcext:value-type="float">
            <text:p>0,976300098962807</text:p>
          </table:table-cell>
          <table:table-cell table:formula="of:=100*([.A15]-[.F15])/100" office:value-type="float" office:value="0.923699901037193" calcext:value-type="float">
            <text:p>0,923699901037193</text:p>
          </table:table-cell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  <table:table-cell table:number-columns-repeated="2"/>
          <table:table-cell table:formula="of:=[Calibration.$F$81]*EXP([Calibration.$E$81]*[.E16])" office:value-type="float" office:value="0.976300098962807" calcext:value-type="float">
            <text:p>0,976300098962807</text:p>
          </table:table-cell>
          <table:table-cell table:formula="of:=100*([.A16]-[.F16])/100" office:value-type="float" office:value="1.02369990103719" calcext:value-type="float">
            <text:p>1,02369990103719</text:p>
          </table:table-cell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  <table:table-cell table:number-columns-repeated="2"/>
          <table:table-cell table:formula="of:=[Calibration.$F$81]*EXP([Calibration.$E$81]*[.E17])" office:value-type="float" office:value="0.976300098962807" calcext:value-type="float">
            <text:p>0,976300098962807</text:p>
          </table:table-cell>
          <table:table-cell table:formula="of:=100*([.A17]-[.F17])/100" office:value-type="float" office:value="1.12369990103719" calcext:value-type="float">
            <text:p>1,12369990103719</text:p>
          </table:table-cell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  <table:table-cell table:number-columns-repeated="2"/>
          <table:table-cell table:formula="of:=[Calibration.$F$81]*EXP([Calibration.$E$81]*[.E18])" office:value-type="float" office:value="0.976300098962807" calcext:value-type="float">
            <text:p>0,976300098962807</text:p>
          </table:table-cell>
          <table:table-cell table:formula="of:=100*([.A18]-[.F18])/100" office:value-type="float" office:value="1.22369990103719" calcext:value-type="float">
            <text:p>1,22369990103719</text:p>
          </table:table-cell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  <table:table-cell table:number-columns-repeated="2"/>
          <table:table-cell table:formula="of:=[Calibration.$F$81]*EXP([Calibration.$E$81]*[.E19])" office:value-type="float" office:value="0.976300098962807" calcext:value-type="float">
            <text:p>0,976300098962807</text:p>
          </table:table-cell>
          <table:table-cell table:formula="of:=100*([.A19]-[.F19])/100" office:value-type="float" office:value="1.32369990103719" calcext:value-type="float">
            <text:p>1,32369990103719</text:p>
          </table:table-cell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  <table:table-cell table:number-columns-repeated="2"/>
          <table:table-cell table:formula="of:=[Calibration.$F$81]*EXP([Calibration.$E$81]*[.E20])" office:value-type="float" office:value="0.976300098962807" calcext:value-type="float">
            <text:p>0,976300098962807</text:p>
          </table:table-cell>
          <table:table-cell table:formula="of:=100*([.A20]-[.F20])/100" office:value-type="float" office:value="1.42369990103719" calcext:value-type="float">
            <text:p>1,42369990103719</text:p>
          </table:table-cell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  <table:table-cell table:number-columns-repeated="2"/>
          <table:table-cell table:formula="of:=[Calibration.$F$81]*EXP([Calibration.$E$81]*[.E21])" office:value-type="float" office:value="0.976300098962807" calcext:value-type="float">
            <text:p>0,976300098962807</text:p>
          </table:table-cell>
          <table:table-cell table:formula="of:=100*([.A21]-[.F21])/100" office:value-type="float" office:value="1.52369990103719" calcext:value-type="float">
            <text:p>1,52369990103719</text:p>
          </table:table-cell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  <table:table-cell table:number-columns-repeated="2"/>
          <table:table-cell table:formula="of:=[Calibration.$F$81]*EXP([Calibration.$E$81]*[.E22])" office:value-type="float" office:value="0.976300098962807" calcext:value-type="float">
            <text:p>0,976300098962807</text:p>
          </table:table-cell>
          <table:table-cell table:formula="of:=100*([.A22]-[.F22])/100" office:value-type="float" office:value="1.62369990103719" calcext:value-type="float">
            <text:p>1,62369990103719</text:p>
          </table:table-cell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  <table:table-cell table:number-columns-repeated="2"/>
          <table:table-cell table:formula="of:=[Calibration.$F$81]*EXP([Calibration.$E$81]*[.E23])" office:value-type="float" office:value="0.976300098962807" calcext:value-type="float">
            <text:p>0,976300098962807</text:p>
          </table:table-cell>
          <table:table-cell table:formula="of:=100*([.A23]-[.F23])/100" office:value-type="float" office:value="1.72369990103719" calcext:value-type="float">
            <text:p>1,72369990103719</text:p>
          </table:table-cell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  <table:table-cell table:number-columns-repeated="2"/>
          <table:table-cell table:formula="of:=[Calibration.$F$81]*EXP([Calibration.$E$81]*[.E24])" office:value-type="float" office:value="0.976300098962807" calcext:value-type="float">
            <text:p>0,976300098962807</text:p>
          </table:table-cell>
          <table:table-cell table:formula="of:=100*([.A24]-[.F24])/100" office:value-type="float" office:value="1.82369990103719" calcext:value-type="float">
            <text:p>1,82369990103719</text:p>
          </table:table-cell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  <table:table-cell table:number-columns-repeated="2"/>
          <table:table-cell table:formula="of:=[Calibration.$F$81]*EXP([Calibration.$E$81]*[.E25])" office:value-type="float" office:value="0.976300098962807" calcext:value-type="float">
            <text:p>0,976300098962807</text:p>
          </table:table-cell>
          <table:table-cell table:formula="of:=100*([.A25]-[.F25])/100" office:value-type="float" office:value="1.92369990103719" calcext:value-type="float">
            <text:p>1,92369990103719</text:p>
          </table:table-cell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  <table:table-cell table:number-columns-repeated="2"/>
          <table:table-cell table:formula="of:=[Calibration.$F$81]*EXP([Calibration.$E$81]*[.E26])" office:value-type="float" office:value="0.976300098962807" calcext:value-type="float">
            <text:p>0,976300098962807</text:p>
          </table:table-cell>
          <table:table-cell table:formula="of:=100*([.A26]-[.F26])/100" office:value-type="float" office:value="2.02369990103719" calcext:value-type="float">
            <text:p>2,02369990103719</text:p>
          </table:table-cell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  <table:table-cell table:number-columns-repeated="2"/>
          <table:table-cell table:formula="of:=[Calibration.$F$81]*EXP([Calibration.$E$81]*[.E27])" office:value-type="float" office:value="0.976300098962807" calcext:value-type="float">
            <text:p>0,976300098962807</text:p>
          </table:table-cell>
          <table:table-cell table:formula="of:=100*([.A27]-[.F27])/100" office:value-type="float" office:value="2.12369990103719" calcext:value-type="float">
            <text:p>2,12369990103719</text:p>
          </table:table-cell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  <table:table-cell table:number-columns-repeated="2"/>
          <table:table-cell table:formula="of:=[Calibration.$F$81]*EXP([Calibration.$E$81]*[.E28])" office:value-type="float" office:value="0.976300098962807" calcext:value-type="float">
            <text:p>0,976300098962807</text:p>
          </table:table-cell>
          <table:table-cell table:formula="of:=100*([.A28]-[.F28])/100" office:value-type="float" office:value="2.22369990103719" calcext:value-type="float">
            <text:p>2,22369990103719</text:p>
          </table:table-cell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  <table:table-cell table:number-columns-repeated="2"/>
          <table:table-cell table:formula="of:=[Calibration.$F$81]*EXP([Calibration.$E$81]*[.E29])" office:value-type="float" office:value="0.976300098962807" calcext:value-type="float">
            <text:p>0,976300098962807</text:p>
          </table:table-cell>
          <table:table-cell table:formula="of:=100*([.A29]-[.F29])/100" office:value-type="float" office:value="2.32369990103719" calcext:value-type="float">
            <text:p>2,32369990103719</text:p>
          </table:table-cell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  <table:table-cell table:number-columns-repeated="2"/>
          <table:table-cell table:formula="of:=[Calibration.$F$81]*EXP([Calibration.$E$81]*[.E30])" office:value-type="float" office:value="0.976300098962807" calcext:value-type="float">
            <text:p>0,976300098962807</text:p>
          </table:table-cell>
          <table:table-cell table:formula="of:=100*([.A30]-[.F30])/100" office:value-type="float" office:value="2.42369990103719" calcext:value-type="float">
            <text:p>2,42369990103719</text:p>
          </table:table-cell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  <table:table-cell table:number-columns-repeated="2"/>
          <table:table-cell table:formula="of:=[Calibration.$F$81]*EXP([Calibration.$E$81]*[.E31])" office:value-type="float" office:value="0.976300098962807" calcext:value-type="float">
            <text:p>0,976300098962807</text:p>
          </table:table-cell>
          <table:table-cell table:formula="of:=100*([.A31]-[.F31])/100" office:value-type="float" office:value="2.52369990103719" calcext:value-type="float">
            <text:p>2,52369990103719</text:p>
          </table:table-cell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  <table:table-cell table:number-columns-repeated="2"/>
          <table:table-cell table:formula="of:=[Calibration.$F$81]*EXP([Calibration.$E$81]*[.E32])" office:value-type="float" office:value="0.976300098962807" calcext:value-type="float">
            <text:p>0,976300098962807</text:p>
          </table:table-cell>
          <table:table-cell table:formula="of:=100*([.A32]-[.F32])/100" office:value-type="float" office:value="2.62369990103719" calcext:value-type="float">
            <text:p>2,62369990103719</text:p>
          </table:table-cell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  <table:table-cell table:number-columns-repeated="2"/>
          <table:table-cell table:formula="of:=[Calibration.$F$81]*EXP([Calibration.$E$81]*[.E33])" office:value-type="float" office:value="0.976300098962807" calcext:value-type="float">
            <text:p>0,976300098962807</text:p>
          </table:table-cell>
          <table:table-cell table:formula="of:=100*([.A33]-[.F33])/100" office:value-type="float" office:value="2.72369990103719" calcext:value-type="float">
            <text:p>2,72369990103719</text:p>
          </table:table-cell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  <table:table-cell table:number-columns-repeated="2"/>
          <table:table-cell table:formula="of:=[Calibration.$F$81]*EXP([Calibration.$E$81]*[.E34])" office:value-type="float" office:value="0.976300098962807" calcext:value-type="float">
            <text:p>0,976300098962807</text:p>
          </table:table-cell>
          <table:table-cell table:formula="of:=100*([.A34]-[.F34])/100" office:value-type="float" office:value="2.82369990103719" calcext:value-type="float">
            <text:p>2,82369990103719</text:p>
          </table:table-cell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  <table:table-cell table:number-columns-repeated="2"/>
          <table:table-cell table:formula="of:=[Calibration.$F$81]*EXP([Calibration.$E$81]*[.E35])" office:value-type="float" office:value="0.976300098962807" calcext:value-type="float">
            <text:p>0,976300098962807</text:p>
          </table:table-cell>
          <table:table-cell table:formula="of:=100*([.A35]-[.F35])/100" office:value-type="float" office:value="2.92369990103719" calcext:value-type="float">
            <text:p>2,92369990103719</text:p>
          </table:table-cell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  <table:table-cell table:number-columns-repeated="2"/>
          <table:table-cell table:formula="of:=[Calibration.$F$81]*EXP([Calibration.$E$81]*[.E36])" office:value-type="float" office:value="0.976300098962807" calcext:value-type="float">
            <text:p>0,976300098962807</text:p>
          </table:table-cell>
          <table:table-cell table:formula="of:=100*([.A36]-[.F36])/100" office:value-type="float" office:value="3.0236999010372" calcext:value-type="float">
            <text:p>3,0236999010372</text:p>
          </table:table-cell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  <table:table-cell table:number-columns-repeated="2"/>
          <table:table-cell table:formula="of:=[Calibration.$F$81]*EXP([Calibration.$E$81]*[.E37])" office:value-type="float" office:value="0.976300098962807" calcext:value-type="float">
            <text:p>0,976300098962807</text:p>
          </table:table-cell>
          <table:table-cell table:formula="of:=100*([.A37]-[.F37])/100" office:value-type="float" office:value="3.12369990103719" calcext:value-type="float">
            <text:p>3,12369990103719</text:p>
          </table:table-cell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  <table:table-cell table:number-columns-repeated="2"/>
          <table:table-cell table:formula="of:=[Calibration.$F$81]*EXP([Calibration.$E$81]*[.E38])" office:value-type="float" office:value="0.976300098962807" calcext:value-type="float">
            <text:p>0,976300098962807</text:p>
          </table:table-cell>
          <table:table-cell table:formula="of:=100*([.A38]-[.F38])/100" office:value-type="float" office:value="3.22369990103719" calcext:value-type="float">
            <text:p>3,22369990103719</text:p>
          </table:table-cell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  <table:table-cell table:number-columns-repeated="2"/>
          <table:table-cell table:formula="of:=[Calibration.$F$81]*EXP([Calibration.$E$81]*[.E39])" office:value-type="float" office:value="0.976300098962807" calcext:value-type="float">
            <text:p>0,976300098962807</text:p>
          </table:table-cell>
          <table:table-cell table:formula="of:=100*([.A39]-[.F39])/100" office:value-type="float" office:value="3.32369990103719" calcext:value-type="float">
            <text:p>3,32369990103719</text:p>
          </table:table-cell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  <table:table-cell table:number-columns-repeated="2"/>
          <table:table-cell table:formula="of:=[Calibration.$F$81]*EXP([Calibration.$E$81]*[.E40])" office:value-type="float" office:value="0.976300098962807" calcext:value-type="float">
            <text:p>0,976300098962807</text:p>
          </table:table-cell>
          <table:table-cell table:formula="of:=100*([.A40]-[.F40])/100" office:value-type="float" office:value="3.42369990103719" calcext:value-type="float">
            <text:p>3,42369990103719</text:p>
          </table:table-cell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  <table:table-cell table:number-columns-repeated="2"/>
          <table:table-cell table:formula="of:=[Calibration.$F$81]*EXP([Calibration.$E$81]*[.E41])" office:value-type="float" office:value="0.976300098962807" calcext:value-type="float">
            <text:p>0,976300098962807</text:p>
          </table:table-cell>
          <table:table-cell table:formula="of:=100*([.A41]-[.F41])/100" office:value-type="float" office:value="3.52369990103719" calcext:value-type="float">
            <text:p>3,52369990103719</text:p>
          </table:table-cell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  <table:table-cell table:number-columns-repeated="2"/>
          <table:table-cell table:formula="of:=[Calibration.$F$81]*EXP([Calibration.$E$81]*[.E42])" office:value-type="float" office:value="0.976300098962807" calcext:value-type="float">
            <text:p>0,976300098962807</text:p>
          </table:table-cell>
          <table:table-cell table:formula="of:=100*([.A42]-[.F42])/100" office:value-type="float" office:value="3.62369990103719" calcext:value-type="float">
            <text:p>3,62369990103719</text:p>
          </table:table-cell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  <table:table-cell table:number-columns-repeated="2"/>
          <table:table-cell table:formula="of:=[Calibration.$F$81]*EXP([Calibration.$E$81]*[.E43])" office:value-type="float" office:value="0.976300098962807" calcext:value-type="float">
            <text:p>0,976300098962807</text:p>
          </table:table-cell>
          <table:table-cell table:formula="of:=100*([.A43]-[.F43])/100" office:value-type="float" office:value="3.72369990103719" calcext:value-type="float">
            <text:p>3,72369990103719</text:p>
          </table:table-cell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  <table:table-cell table:number-columns-repeated="2"/>
          <table:table-cell table:formula="of:=[Calibration.$F$81]*EXP([Calibration.$E$81]*[.E44])" office:value-type="float" office:value="0.976300098962807" calcext:value-type="float">
            <text:p>0,976300098962807</text:p>
          </table:table-cell>
          <table:table-cell table:formula="of:=100*([.A44]-[.F44])/100" office:value-type="float" office:value="3.82369990103719" calcext:value-type="float">
            <text:p>3,82369990103719</text:p>
          </table:table-cell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  <table:table-cell table:number-columns-repeated="2"/>
          <table:table-cell table:formula="of:=[Calibration.$F$81]*EXP([Calibration.$E$81]*[.E45])" office:value-type="float" office:value="0.976300098962807" calcext:value-type="float">
            <text:p>0,976300098962807</text:p>
          </table:table-cell>
          <table:table-cell table:formula="of:=100*([.A45]-[.F45])/100" office:value-type="float" office:value="3.92369990103719" calcext:value-type="float">
            <text:p>3,92369990103719</text:p>
          </table:table-cell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  <table:table-cell table:number-columns-repeated="2"/>
          <table:table-cell table:formula="of:=[Calibration.$F$81]*EXP([Calibration.$E$81]*[.E46])" office:value-type="float" office:value="0.976300098962807" calcext:value-type="float">
            <text:p>0,976300098962807</text:p>
          </table:table-cell>
          <table:table-cell table:formula="of:=100*([.A46]-[.F46])/100" office:value-type="float" office:value="4.02369990103719" calcext:value-type="float">
            <text:p>4,02369990103719</text:p>
          </table:table-cell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  <table:table-cell table:number-columns-repeated="2"/>
          <table:table-cell table:formula="of:=[Calibration.$F$81]*EXP([Calibration.$E$81]*[.E47])" office:value-type="float" office:value="0.976300098962807" calcext:value-type="float">
            <text:p>0,976300098962807</text:p>
          </table:table-cell>
          <table:table-cell table:formula="of:=100*([.A47]-[.F47])/100" office:value-type="float" office:value="4.12369990103719" calcext:value-type="float">
            <text:p>4,12369990103719</text:p>
          </table:table-cell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  <table:table-cell table:number-columns-repeated="2"/>
          <table:table-cell table:formula="of:=[Calibration.$F$81]*EXP([Calibration.$E$81]*[.E48])" office:value-type="float" office:value="0.976300098962807" calcext:value-type="float">
            <text:p>0,976300098962807</text:p>
          </table:table-cell>
          <table:table-cell table:formula="of:=100*([.A48]-[.F48])/100" office:value-type="float" office:value="4.22369990103719" calcext:value-type="float">
            <text:p>4,22369990103719</text:p>
          </table:table-cell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  <table:table-cell table:number-columns-repeated="2"/>
          <table:table-cell table:formula="of:=[Calibration.$F$81]*EXP([Calibration.$E$81]*[.E49])" office:value-type="float" office:value="0.976300098962807" calcext:value-type="float">
            <text:p>0,976300098962807</text:p>
          </table:table-cell>
          <table:table-cell table:formula="of:=100*([.A49]-[.F49])/100" office:value-type="float" office:value="4.32369990103719" calcext:value-type="float">
            <text:p>4,32369990103719</text:p>
          </table:table-cell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  <table:table-cell table:number-columns-repeated="2"/>
          <table:table-cell table:formula="of:=[Calibration.$F$81]*EXP([Calibration.$E$81]*[.E50])" office:value-type="float" office:value="0.976300098962807" calcext:value-type="float">
            <text:p>0,976300098962807</text:p>
          </table:table-cell>
          <table:table-cell table:formula="of:=100*([.A50]-[.F50])/100" office:value-type="float" office:value="4.42369990103719" calcext:value-type="float">
            <text:p>4,42369990103719</text:p>
          </table:table-cell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  <table:table-cell table:number-columns-repeated="2"/>
          <table:table-cell table:formula="of:=[Calibration.$F$81]*EXP([Calibration.$E$81]*[.E51])" office:value-type="float" office:value="0.976300098962807" calcext:value-type="float">
            <text:p>0,976300098962807</text:p>
          </table:table-cell>
          <table:table-cell table:formula="of:=100*([.A51]-[.F51])/100" office:value-type="float" office:value="4.52369990103719" calcext:value-type="float">
            <text:p>4,52369990103719</text:p>
          </table:table-cell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  <table:table-cell table:number-columns-repeated="2"/>
          <table:table-cell table:formula="of:=[Calibration.$F$81]*EXP([Calibration.$E$81]*[.E52])" office:value-type="float" office:value="0.976300098962807" calcext:value-type="float">
            <text:p>0,976300098962807</text:p>
          </table:table-cell>
          <table:table-cell table:formula="of:=100*([.A52]-[.F52])/100" office:value-type="float" office:value="4.62369990103719" calcext:value-type="float">
            <text:p>4,62369990103719</text:p>
          </table:table-cell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  <table:table-cell table:number-columns-repeated="2"/>
          <table:table-cell table:formula="of:=[Calibration.$F$81]*EXP([Calibration.$E$81]*[.E53])" office:value-type="float" office:value="0.976300098962807" calcext:value-type="float">
            <text:p>0,976300098962807</text:p>
          </table:table-cell>
          <table:table-cell table:formula="of:=100*([.A53]-[.F53])/100" office:value-type="float" office:value="4.72369990103719" calcext:value-type="float">
            <text:p>4,72369990103719</text:p>
          </table:table-cell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  <table:table-cell table:number-columns-repeated="2"/>
          <table:table-cell table:formula="of:=[Calibration.$F$81]*EXP([Calibration.$E$81]*[.E54])" office:value-type="float" office:value="0.976300098962807" calcext:value-type="float">
            <text:p>0,976300098962807</text:p>
          </table:table-cell>
          <table:table-cell table:formula="of:=100*([.A54]-[.F54])/100" office:value-type="float" office:value="4.82369990103719" calcext:value-type="float">
            <text:p>4,82369990103719</text:p>
          </table:table-cell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  <table:table-cell table:number-columns-repeated="2"/>
          <table:table-cell table:formula="of:=[Calibration.$F$81]*EXP([Calibration.$E$81]*[.E55])" office:value-type="float" office:value="0.976300098962807" calcext:value-type="float">
            <text:p>0,976300098962807</text:p>
          </table:table-cell>
          <table:table-cell table:formula="of:=100*([.A55]-[.F55])/100" office:value-type="float" office:value="4.92369990103719" calcext:value-type="float">
            <text:p>4,92369990103719</text:p>
          </table:table-cell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  <table:table-cell table:number-columns-repeated="2"/>
          <table:table-cell table:formula="of:=[Calibration.$F$81]*EXP([Calibration.$E$81]*[.E56])" office:value-type="float" office:value="0.976300098962807" calcext:value-type="float">
            <text:p>0,976300098962807</text:p>
          </table:table-cell>
          <table:table-cell table:formula="of:=100*([.A56]-[.F56])/100" office:value-type="float" office:value="5.02369990103719" calcext:value-type="float">
            <text:p>5,02369990103719</text:p>
          </table:table-cell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  <table:table-cell table:number-columns-repeated="2"/>
          <table:table-cell table:formula="of:=[Calibration.$F$81]*EXP([Calibration.$E$81]*[.E57])" office:value-type="float" office:value="0.976300098962807" calcext:value-type="float">
            <text:p>0,976300098962807</text:p>
          </table:table-cell>
          <table:table-cell table:formula="of:=100*([.A57]-[.F57])/100" office:value-type="float" office:value="5.12369990103719" calcext:value-type="float">
            <text:p>5,12369990103719</text:p>
          </table:table-cell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  <table:table-cell table:number-columns-repeated="2"/>
          <table:table-cell table:formula="of:=[Calibration.$F$81]*EXP([Calibration.$E$81]*[.E58])" office:value-type="float" office:value="0.976300098962807" calcext:value-type="float">
            <text:p>0,976300098962807</text:p>
          </table:table-cell>
          <table:table-cell table:formula="of:=100*([.A58]-[.F58])/100" office:value-type="float" office:value="5.22369990103719" calcext:value-type="float">
            <text:p>5,22369990103719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  <table:table-cell table:number-columns-repeated="2"/>
          <table:table-cell table:formula="of:=[Calibration.$F$81]*EXP([Calibration.$E$81]*[.E59])" office:value-type="float" office:value="0.976300098962807" calcext:value-type="float">
            <text:p>0,976300098962807</text:p>
          </table:table-cell>
          <table:table-cell table:formula="of:=100*([.A59]-[.F59])/100" office:value-type="float" office:value="5.32369990103719" calcext:value-type="float">
            <text:p>5,32369990103719</text:p>
          </table:table-cell>
        </table:table-row>
        <table:table-row table:style-name="ro1">
          <table:table-cell table:formula="of:=[.A59]+0.1" office:value-type="float" office:value="6.4" calcext:value-type="float">
            <text:p>6,4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2" calcext:value-type="float">
            <text:p>-1,93820026016112</text:p>
          </table:table-cell>
          <table:table-cell table:number-columns-repeated="2"/>
          <table:table-cell table:formula="of:=[Calibration.$F$81]*EXP([Calibration.$E$81]*[.E60])" office:value-type="float" office:value="0.976300098962807" calcext:value-type="float">
            <text:p>0,976300098962807</text:p>
          </table:table-cell>
          <table:table-cell table:formula="of:=100*([.A60]-[.F60])/100" office:value-type="float" office:value="5.42369990103719" calcext:value-type="float">
            <text:p>5,42369990103719</text:p>
          </table:table-cell>
        </table:table-row>
        <table:table-row table:style-name="ro1">
          <table:table-cell table:formula="of:=[.A60]+0.1" office:value-type="float" office:value="6.5" calcext:value-type="float">
            <text:p>6,5</text:p>
          </table:table-cell>
          <table:table-cell table:formula="of:=30+10*LOG([.A61])" office:value-type="float" office:value="38.1291335664286" calcext:value-type="float">
            <text:p>38,1291335664286</text:p>
          </table:table-cell>
          <table:table-cell table:formula="of:=[.B61]-[.$B$1]" office:value-type="float" office:value="-1.87086643357144" calcext:value-type="float">
            <text:p>-1,87086643357144</text:p>
          </table:table-cell>
          <table:table-cell table:number-columns-repeated="2"/>
          <table:table-cell table:formula="of:=[Calibration.$F$81]*EXP([Calibration.$E$81]*[.E61])" office:value-type="float" office:value="0.976300098962807" calcext:value-type="float">
            <text:p>0,976300098962807</text:p>
          </table:table-cell>
          <table:table-cell table:formula="of:=100*([.A61]-[.F61])/100" office:value-type="float" office:value="5.52369990103719" calcext:value-type="float">
            <text:p>5,52369990103719</text:p>
          </table:table-cell>
        </table:table-row>
        <table:table-row table:style-name="ro1">
          <table:table-cell table:formula="of:=[.A61]+0.1" office:value-type="float" office:value="6.6" calcext:value-type="float">
            <text:p>6,6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  <table:table-cell table:number-columns-repeated="2"/>
          <table:table-cell table:formula="of:=[Calibration.$F$81]*EXP([Calibration.$E$81]*[.E62])" office:value-type="float" office:value="0.976300098962807" calcext:value-type="float">
            <text:p>0,976300098962807</text:p>
          </table:table-cell>
          <table:table-cell table:formula="of:=100*([.A62]-[.F62])/100" office:value-type="float" office:value="5.62369990103719" calcext:value-type="float">
            <text:p>5,62369990103719</text:p>
          </table:table-cell>
        </table:table-row>
        <table:table-row table:style-name="ro1">
          <table:table-cell table:formula="of:=[.A62]+0.1" office:value-type="float" office:value="6.7" calcext:value-type="float">
            <text:p>6,7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  <table:table-cell table:number-columns-repeated="2"/>
          <table:table-cell table:formula="of:=[Calibration.$F$81]*EXP([Calibration.$E$81]*[.E63])" office:value-type="float" office:value="0.976300098962807" calcext:value-type="float">
            <text:p>0,976300098962807</text:p>
          </table:table-cell>
          <table:table-cell table:formula="of:=100*([.A63]-[.F63])/100" office:value-type="float" office:value="5.72369990103719" calcext:value-type="float">
            <text:p>5,72369990103719</text:p>
          </table:table-cell>
        </table:table-row>
        <table:table-row table:style-name="ro1">
          <table:table-cell table:formula="of:=[.A63]+0.1" office:value-type="float" office:value="6.8" calcext:value-type="float">
            <text:p>6,8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  <table:table-cell table:number-columns-repeated="2"/>
          <table:table-cell table:formula="of:=[Calibration.$F$81]*EXP([Calibration.$E$81]*[.E64])" office:value-type="float" office:value="0.976300098962807" calcext:value-type="float">
            <text:p>0,976300098962807</text:p>
          </table:table-cell>
          <table:table-cell table:formula="of:=100*([.A64]-[.F64])/100" office:value-type="float" office:value="5.82369990103719" calcext:value-type="float">
            <text:p>5,82369990103719</text:p>
          </table:table-cell>
        </table:table-row>
        <table:table-row table:style-name="ro1">
          <table:table-cell table:formula="of:=[.A64]+0.1" office:value-type="float" office:value="6.9" calcext:value-type="float">
            <text:p>6,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  <table:table-cell table:number-columns-repeated="2"/>
          <table:table-cell table:formula="of:=[Calibration.$F$81]*EXP([Calibration.$E$81]*[.E65])" office:value-type="float" office:value="0.976300098962807" calcext:value-type="float">
            <text:p>0,976300098962807</text:p>
          </table:table-cell>
          <table:table-cell table:formula="of:=100*([.A65]-[.F65])/100" office:value-type="float" office:value="5.92369990103719" calcext:value-type="float">
            <text:p>5,92369990103719</text:p>
          </table:table-cell>
        </table:table-row>
        <table:table-row table:style-name="ro1">
          <table:table-cell table:formula="of:=[.A65]+0.1" office:value-type="float" office:value="7" calcext:value-type="float">
            <text:p>7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3" calcext:value-type="float">
            <text:p>-1,54901959985743</text:p>
          </table:table-cell>
          <table:table-cell table:number-columns-repeated="2"/>
          <table:table-cell table:formula="of:=[Calibration.$F$81]*EXP([Calibration.$E$81]*[.E66])" office:value-type="float" office:value="0.976300098962807" calcext:value-type="float">
            <text:p>0,976300098962807</text:p>
          </table:table-cell>
          <table:table-cell table:formula="of:=100*([.A66]-[.F66])/100" office:value-type="float" office:value="6.02369990103719" calcext:value-type="float">
            <text:p>6,02369990103719</text:p>
          </table:table-cell>
        </table:table-row>
        <table:table-row table:style-name="ro1">
          <table:table-cell table:formula="of:=[.A66]+0.1" office:value-type="float" office:value="7.1" calcext:value-type="float">
            <text:p>7,1</text:p>
          </table:table-cell>
          <table:table-cell table:formula="of:=30+10*LOG([.A67])" office:value-type="float" office:value="38.5125834871908" calcext:value-type="float">
            <text:p>38,5125834871908</text:p>
          </table:table-cell>
          <table:table-cell table:formula="of:=[.B67]-[.$B$1]" office:value-type="float" office:value="-1.48741651280925" calcext:value-type="float">
            <text:p>-1,48741651280925</text:p>
          </table:table-cell>
          <table:table-cell table:number-columns-repeated="2"/>
          <table:table-cell table:formula="of:=[Calibration.$F$81]*EXP([Calibration.$E$81]*[.E67])" office:value-type="float" office:value="0.976300098962807" calcext:value-type="float">
            <text:p>0,976300098962807</text:p>
          </table:table-cell>
          <table:table-cell table:formula="of:=100*([.A67]-[.F67])/100" office:value-type="float" office:value="6.12369990103719" calcext:value-type="float">
            <text:p>6,12369990103719</text:p>
          </table:table-cell>
        </table:table-row>
        <table:table-row table:style-name="ro1">
          <table:table-cell table:formula="of:=[.A67]+0.1" office:value-type="float" office:value="7.2" calcext:value-type="float">
            <text:p>7,2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  <table:table-cell table:number-columns-repeated="2"/>
          <table:table-cell table:formula="of:=[Calibration.$F$81]*EXP([Calibration.$E$81]*[.E68])" office:value-type="float" office:value="0.976300098962807" calcext:value-type="float">
            <text:p>0,976300098962807</text:p>
          </table:table-cell>
          <table:table-cell table:formula="of:=100*([.A68]-[.F68])/100" office:value-type="float" office:value="6.22369990103719" calcext:value-type="float">
            <text:p>6,22369990103719</text:p>
          </table:table-cell>
        </table:table-row>
        <table:table-row table:style-name="ro1">
          <table:table-cell table:formula="of:=[.A68]+0.1" office:value-type="float" office:value="7.3" calcext:value-type="float">
            <text:p>7,3</text:p>
          </table:table-cell>
          <table:table-cell table:formula="of:=30+10*LOG([.A69])" office:value-type="float" office:value="38.6332286012046" calcext:value-type="float">
            <text:p>38,6332286012046</text:p>
          </table:table-cell>
          <table:table-cell table:formula="of:=[.B69]-[.$B$1]" office:value-type="float" office:value="-1.36677139879544" calcext:value-type="float">
            <text:p>-1,36677139879544</text:p>
          </table:table-cell>
          <table:table-cell table:number-columns-repeated="2"/>
          <table:table-cell table:formula="of:=[Calibration.$F$81]*EXP([Calibration.$E$81]*[.E69])" office:value-type="float" office:value="0.976300098962807" calcext:value-type="float">
            <text:p>0,976300098962807</text:p>
          </table:table-cell>
          <table:table-cell table:formula="of:=100*([.A69]-[.F69])/100" office:value-type="float" office:value="6.32369990103719" calcext:value-type="float">
            <text:p>6,32369990103719</text:p>
          </table:table-cell>
        </table:table-row>
        <table:table-row table:style-name="ro1">
          <table:table-cell table:formula="of:=[.A69]+0.1" office:value-type="float" office:value="7.4" calcext:value-type="float">
            <text:p>7,4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  <table:table-cell table:number-columns-repeated="2"/>
          <table:table-cell table:formula="of:=[Calibration.$F$81]*EXP([Calibration.$E$81]*[.E70])" office:value-type="float" office:value="0.976300098962807" calcext:value-type="float">
            <text:p>0,976300098962807</text:p>
          </table:table-cell>
          <table:table-cell table:formula="of:=100*([.A70]-[.F70])/100" office:value-type="float" office:value="6.42369990103719" calcext:value-type="float">
            <text:p>6,42369990103719</text:p>
          </table:table-cell>
        </table:table-row>
        <table:table-row table:style-name="ro1">
          <table:table-cell table:formula="of:=[.A70]+0.1" office:value-type="float" office:value="7.5" calcext:value-type="float">
            <text:p>7,5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" calcext:value-type="float">
            <text:p>-1,249387366083</text:p>
          </table:table-cell>
          <table:table-cell table:number-columns-repeated="2"/>
          <table:table-cell table:formula="of:=[Calibration.$F$81]*EXP([Calibration.$E$81]*[.E71])" office:value-type="float" office:value="0.976300098962807" calcext:value-type="float">
            <text:p>0,976300098962807</text:p>
          </table:table-cell>
          <table:table-cell table:formula="of:=100*([.A71]-[.F71])/100" office:value-type="float" office:value="6.52369990103719" calcext:value-type="float">
            <text:p>6,52369990103719</text:p>
          </table:table-cell>
        </table:table-row>
        <table:table-row table:style-name="ro1">
          <table:table-cell table:formula="of:=[.A71]+0.1" office:value-type="float" office:value="7.6" calcext:value-type="float">
            <text:p>7,6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  <table:table-cell table:number-columns-repeated="2"/>
          <table:table-cell table:formula="of:=[Calibration.$F$81]*EXP([Calibration.$E$81]*[.E72])" office:value-type="float" office:value="0.976300098962807" calcext:value-type="float">
            <text:p>0,976300098962807</text:p>
          </table:table-cell>
          <table:table-cell table:formula="of:=100*([.A72]-[.F72])/100" office:value-type="float" office:value="6.62369990103719" calcext:value-type="float">
            <text:p>6,62369990103719</text:p>
          </table:table-cell>
        </table:table-row>
        <table:table-row table:style-name="ro1">
          <table:table-cell table:formula="of:=[.A72]+0.1" office:value-type="float" office:value="7.7" calcext:value-type="float">
            <text:p>7,7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  <table:table-cell table:number-columns-repeated="2"/>
          <table:table-cell table:formula="of:=[Calibration.$F$81]*EXP([Calibration.$E$81]*[.E73])" office:value-type="float" office:value="0.976300098962807" calcext:value-type="float">
            <text:p>0,976300098962807</text:p>
          </table:table-cell>
          <table:table-cell table:formula="of:=100*([.A73]-[.F73])/100" office:value-type="float" office:value="6.72369990103719" calcext:value-type="float">
            <text:p>6,72369990103719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" calcext:value-type="float">
            <text:p>-1,0790539730952</text:p>
          </table:table-cell>
          <table:table-cell table:number-columns-repeated="2"/>
          <table:table-cell table:formula="of:=[Calibration.$F$81]*EXP([Calibration.$E$81]*[.E74])" office:value-type="float" office:value="0.976300098962807" calcext:value-type="float">
            <text:p>0,976300098962807</text:p>
          </table:table-cell>
          <table:table-cell table:formula="of:=100*([.A74]-[.F74])/100" office:value-type="float" office:value="6.82369990103719" calcext:value-type="float">
            <text:p>6,82369990103719</text:p>
          </table:table-cell>
        </table:table-row>
        <table:table-row table:style-name="ro1">
          <table:table-cell table:formula="of:=[.A74]+0.1" office:value-type="float" office:value="7.9" calcext:value-type="float">
            <text:p>7,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  <table:table-cell table:number-columns-repeated="2"/>
          <table:table-cell table:formula="of:=[Calibration.$F$81]*EXP([Calibration.$E$81]*[.E75])" office:value-type="float" office:value="0.976300098962807" calcext:value-type="float">
            <text:p>0,976300098962807</text:p>
          </table:table-cell>
          <table:table-cell table:formula="of:=100*([.A75]-[.F75])/100" office:value-type="float" office:value="6.92369990103719" calcext:value-type="float">
            <text:p>6,92369990103719</text:p>
          </table:table-cell>
        </table:table-row>
        <table:table-row table:style-name="ro1">
          <table:table-cell table:formula="of:=[.A75]+0.1" office:value-type="float" office:value="8" calcext:value-type="float">
            <text:p>8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62" calcext:value-type="float">
            <text:p>-0,969100130080562</text:p>
          </table:table-cell>
          <table:table-cell table:number-columns-repeated="2"/>
          <table:table-cell table:formula="of:=[Calibration.$F$81]*EXP([Calibration.$E$81]*[.E76])" office:value-type="float" office:value="0.976300098962807" calcext:value-type="float">
            <text:p>0,976300098962807</text:p>
          </table:table-cell>
          <table:table-cell table:formula="of:=100*([.A76]-[.F76])/100" office:value-type="float" office:value="7.02369990103719" calcext:value-type="float">
            <text:p>7,02369990103719</text:p>
          </table:table-cell>
        </table:table-row>
        <table:table-row table:style-name="ro1">
          <table:table-cell table:formula="of:=[.A76]+0.1" office:value-type="float" office:value="8.1" calcext:value-type="float">
            <text:p>8,1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03" calcext:value-type="float">
            <text:p>-0,915149811213503</text:p>
          </table:table-cell>
          <table:table-cell table:number-columns-repeated="2"/>
          <table:table-cell table:formula="of:=[Calibration.$F$81]*EXP([Calibration.$E$81]*[.E77])" office:value-type="float" office:value="0.976300098962807" calcext:value-type="float">
            <text:p>0,976300098962807</text:p>
          </table:table-cell>
          <table:table-cell table:formula="of:=100*([.A77]-[.F77])/100" office:value-type="float" office:value="7.12369990103719" calcext:value-type="float">
            <text:p>7,12369990103719</text:p>
          </table:table-cell>
        </table:table-row>
        <table:table-row table:style-name="ro1">
          <table:table-cell table:formula="of:=[.A77]+0.1" office:value-type="float" office:value="8.2" calcext:value-type="float">
            <text:p>8,2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37" calcext:value-type="float">
            <text:p>-0,861861476162837</text:p>
          </table:table-cell>
          <table:table-cell table:number-columns-repeated="2"/>
          <table:table-cell table:formula="of:=[Calibration.$F$81]*EXP([Calibration.$E$81]*[.E78])" office:value-type="float" office:value="0.976300098962807" calcext:value-type="float">
            <text:p>0,976300098962807</text:p>
          </table:table-cell>
          <table:table-cell table:formula="of:=100*([.A78]-[.F78])/100" office:value-type="float" office:value="7.22369990103719" calcext:value-type="float">
            <text:p>7,22369990103719</text:p>
          </table:table-cell>
        </table:table-row>
        <table:table-row table:style-name="ro1">
          <table:table-cell table:formula="of:=[.A78]+0.1" office:value-type="float" office:value="8.3" calcext:value-type="float">
            <text:p>8,3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  <table:table-cell table:number-columns-repeated="2"/>
          <table:table-cell table:formula="of:=[Calibration.$F$81]*EXP([Calibration.$E$81]*[.E79])" office:value-type="float" office:value="0.976300098962807" calcext:value-type="float">
            <text:p>0,976300098962807</text:p>
          </table:table-cell>
          <table:table-cell table:formula="of:=100*([.A79]-[.F79])/100" office:value-type="float" office:value="7.32369990103719" calcext:value-type="float">
            <text:p>7,32369990103719</text:p>
          </table:table-cell>
        </table:table-row>
        <table:table-row table:style-name="ro1">
          <table:table-cell table:formula="of:=[.A79]+0.1" office:value-type="float" office:value="8.4" calcext:value-type="float">
            <text:p>8,4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8" calcext:value-type="float">
            <text:p>-0,75720713938118</text:p>
          </table:table-cell>
          <table:table-cell table:number-columns-repeated="2"/>
          <table:table-cell table:formula="of:=[Calibration.$F$81]*EXP([Calibration.$E$81]*[.E80])" office:value-type="float" office:value="0.976300098962807" calcext:value-type="float">
            <text:p>0,976300098962807</text:p>
          </table:table-cell>
          <table:table-cell table:formula="of:=100*([.A80]-[.F80])/100" office:value-type="float" office:value="7.42369990103719" calcext:value-type="float">
            <text:p>7,42369990103719</text:p>
          </table:table-cell>
        </table:table-row>
        <table:table-row table:style-name="ro1">
          <table:table-cell table:formula="of:=[.A80]+0.1" office:value-type="float" office:value="8.5" calcext:value-type="float">
            <text:p>8,5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75" calcext:value-type="float">
            <text:p>-0,705810742857075</text:p>
          </table:table-cell>
          <table:table-cell table:number-columns-repeated="2"/>
          <table:table-cell table:formula="of:=[Calibration.$F$81]*EXP([Calibration.$E$81]*[.E81])" office:value-type="float" office:value="0.976300098962807" calcext:value-type="float">
            <text:p>0,976300098962807</text:p>
          </table:table-cell>
          <table:table-cell table:formula="of:=100*([.A81]-[.F81])/100" office:value-type="float" office:value="7.52369990103719" calcext:value-type="float">
            <text:p>7,52369990103719</text:p>
          </table:table-cell>
        </table:table-row>
        <table:table-row table:style-name="ro1">
          <table:table-cell table:formula="of:=[.A81]+0.1" office:value-type="float" office:value="8.6" calcext:value-type="float">
            <text:p>8,6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  <table:table-cell table:number-columns-repeated="2"/>
          <table:table-cell table:formula="of:=[Calibration.$F$81]*EXP([Calibration.$E$81]*[.E82])" office:value-type="float" office:value="0.976300098962807" calcext:value-type="float">
            <text:p>0,976300098962807</text:p>
          </table:table-cell>
          <table:table-cell table:formula="of:=100*([.A82]-[.F82])/100" office:value-type="float" office:value="7.62369990103719" calcext:value-type="float">
            <text:p>7,62369990103719</text:p>
          </table:table-cell>
        </table:table-row>
        <table:table-row table:style-name="ro1">
          <table:table-cell table:formula="of:=[.A82]+0.1" office:value-type="float" office:value="8.7" calcext:value-type="float">
            <text:p>8,7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14" calcext:value-type="float">
            <text:p>-0,604807473813814</text:p>
          </table:table-cell>
          <table:table-cell table:number-columns-repeated="2"/>
          <table:table-cell table:formula="of:=[Calibration.$F$81]*EXP([Calibration.$E$81]*[.E83])" office:value-type="float" office:value="0.976300098962807" calcext:value-type="float">
            <text:p>0,976300098962807</text:p>
          </table:table-cell>
          <table:table-cell table:formula="of:=100*([.A83]-[.F83])/100" office:value-type="float" office:value="7.72369990103719" calcext:value-type="float">
            <text:p>7,72369990103719</text:p>
          </table:table-cell>
        </table:table-row>
        <table:table-row table:style-name="ro1">
          <table:table-cell table:formula="of:=[.A83]+0.1" office:value-type="float" office:value="8.8" calcext:value-type="float">
            <text:p>8,8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16" calcext:value-type="float">
            <text:p>-0,555173278498316</text:p>
          </table:table-cell>
          <table:table-cell table:number-columns-repeated="2"/>
          <table:table-cell table:formula="of:=[Calibration.$F$81]*EXP([Calibration.$E$81]*[.E84])" office:value-type="float" office:value="0.976300098962807" calcext:value-type="float">
            <text:p>0,976300098962807</text:p>
          </table:table-cell>
          <table:table-cell table:formula="of:=100*([.A84]-[.F84])/100" office:value-type="float" office:value="7.82369990103719" calcext:value-type="float">
            <text:p>7,82369990103719</text:p>
          </table:table-cell>
        </table:table-row>
        <table:table-row table:style-name="ro1">
          <table:table-cell table:formula="of:=[.A84]+0.1" office:value-type="float" office:value="8.9" calcext:value-type="float">
            <text:p>8,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71" calcext:value-type="float">
            <text:p>-0,506099933550871</text:p>
          </table:table-cell>
          <table:table-cell table:number-columns-repeated="2"/>
          <table:table-cell table:formula="of:=[Calibration.$F$81]*EXP([Calibration.$E$81]*[.E85])" office:value-type="float" office:value="0.976300098962807" calcext:value-type="float">
            <text:p>0,976300098962807</text:p>
          </table:table-cell>
          <table:table-cell table:formula="of:=100*([.A85]-[.F85])/100" office:value-type="float" office:value="7.92369990103719" calcext:value-type="float">
            <text:p>7,92369990103719</text:p>
          </table:table-cell>
        </table:table-row>
        <table:table-row table:style-name="ro1">
          <table:table-cell table:formula="of:=[.A85]+0.1" office:value-type="float" office:value="9" calcext:value-type="float">
            <text:p>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55" calcext:value-type="float">
            <text:p>-0,457574905606755</text:p>
          </table:table-cell>
          <table:table-cell table:number-columns-repeated="2"/>
          <table:table-cell table:formula="of:=[Calibration.$F$81]*EXP([Calibration.$E$81]*[.E86])" office:value-type="float" office:value="0.976300098962807" calcext:value-type="float">
            <text:p>0,976300098962807</text:p>
          </table:table-cell>
          <table:table-cell table:formula="of:=100*([.A86]-[.F86])/100" office:value-type="float" office:value="8.02369990103719" calcext:value-type="float">
            <text:p>8,02369990103719</text:p>
          </table:table-cell>
        </table:table-row>
        <table:table-row table:style-name="ro1">
          <table:table-cell table:formula="of:=[.A86]+0.1" office:value-type="float" office:value="9.1" calcext:value-type="float">
            <text:p>9,1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  <table:table-cell table:number-columns-repeated="2"/>
          <table:table-cell table:formula="of:=[Calibration.$F$81]*EXP([Calibration.$E$81]*[.E87])" office:value-type="float" office:value="0.976300098962807" calcext:value-type="float">
            <text:p>0,976300098962807</text:p>
          </table:table-cell>
          <table:table-cell table:formula="of:=100*([.A87]-[.F87])/100" office:value-type="float" office:value="8.12369990103719" calcext:value-type="float">
            <text:p>8,12369990103719</text:p>
          </table:table-cell>
        </table:table-row>
        <table:table-row table:style-name="ro1">
          <table:table-cell table:formula="of:=[.A87]+0.1" office:value-type="float" office:value="9.2" calcext:value-type="float">
            <text:p>9,2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1" calcext:value-type="float">
            <text:p>-0,362121726544451</text:p>
          </table:table-cell>
          <table:table-cell table:number-columns-repeated="2"/>
          <table:table-cell table:formula="of:=[Calibration.$F$81]*EXP([Calibration.$E$81]*[.E88])" office:value-type="float" office:value="0.976300098962807" calcext:value-type="float">
            <text:p>0,976300098962807</text:p>
          </table:table-cell>
          <table:table-cell table:formula="of:=100*([.A88]-[.F88])/100" office:value-type="float" office:value="8.22369990103719" calcext:value-type="float">
            <text:p>8,22369990103719</text:p>
          </table:table-cell>
        </table:table-row>
        <table:table-row table:style-name="ro1">
          <table:table-cell table:formula="of:=[.A88]+0.1" office:value-type="float" office:value="9.3" calcext:value-type="float">
            <text:p>9,3</text:p>
          </table:table-cell>
          <table:table-cell table:formula="of:=30+10*LOG([.A89])" office:value-type="float" office:value="39.6848294855394" calcext:value-type="float">
            <text:p>39,6848294855394</text:p>
          </table:table-cell>
          <table:table-cell table:formula="of:=[.B89]-[.$B$1]" office:value-type="float" office:value="-0.315170514460647" calcext:value-type="float">
            <text:p>-0,315170514460647</text:p>
          </table:table-cell>
          <table:table-cell table:number-columns-repeated="2"/>
          <table:table-cell table:formula="of:=[Calibration.$F$81]*EXP([Calibration.$E$81]*[.E89])" office:value-type="float" office:value="0.976300098962807" calcext:value-type="float">
            <text:p>0,976300098962807</text:p>
          </table:table-cell>
          <table:table-cell table:formula="of:=100*([.A89]-[.F89])/100" office:value-type="float" office:value="8.32369990103719" calcext:value-type="float">
            <text:p>8,32369990103719</text:p>
          </table:table-cell>
        </table:table-row>
        <table:table-row table:style-name="ro1">
          <table:table-cell table:formula="of:=[.A89]+0.1" office:value-type="float" office:value="9.4" calcext:value-type="float">
            <text:p>9,4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  <table:table-cell table:number-columns-repeated="2"/>
          <table:table-cell table:formula="of:=[Calibration.$F$81]*EXP([Calibration.$E$81]*[.E90])" office:value-type="float" office:value="0.976300098962807" calcext:value-type="float">
            <text:p>0,976300098962807</text:p>
          </table:table-cell>
          <table:table-cell table:formula="of:=100*([.A90]-[.F90])/100" office:value-type="float" office:value="8.42369990103719" calcext:value-type="float">
            <text:p>8,42369990103719</text:p>
          </table:table-cell>
        </table:table-row>
        <table:table-row table:style-name="ro1">
          <table:table-cell table:formula="of:=[.A90]+0.1" office:value-type="float" office:value="9.5" calcext:value-type="float">
            <text:p>9,5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24" calcext:value-type="float">
            <text:p>-0,222763947111524</text:p>
          </table:table-cell>
          <table:table-cell table:number-columns-repeated="2"/>
          <table:table-cell table:formula="of:=[Calibration.$F$81]*EXP([Calibration.$E$81]*[.E91])" office:value-type="float" office:value="0.976300098962807" calcext:value-type="float">
            <text:p>0,976300098962807</text:p>
          </table:table-cell>
          <table:table-cell table:formula="of:=100*([.A91]-[.F91])/100" office:value-type="float" office:value="8.52369990103719" calcext:value-type="float">
            <text:p>8,52369990103719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18" calcext:value-type="float">
            <text:p>-0,177287669604318</text:p>
          </table:table-cell>
          <table:table-cell table:number-columns-repeated="2"/>
          <table:table-cell table:formula="of:=[Calibration.$F$81]*EXP([Calibration.$E$81]*[.E92])" office:value-type="float" office:value="0.976300098962807" calcext:value-type="float">
            <text:p>0,976300098962807</text:p>
          </table:table-cell>
          <table:table-cell table:formula="of:=100*([.A92]-[.F92])/100" office:value-type="float" office:value="8.62369990103719" calcext:value-type="float">
            <text:p>8,62369990103719</text:p>
          </table:table-cell>
        </table:table-row>
        <table:table-row table:style-name="ro1">
          <table:table-cell table:formula="of:=[.A92]+0.1" office:value-type="float" office:value="9.7" calcext:value-type="float">
            <text:p>9,7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  <table:table-cell table:number-columns-repeated="2"/>
          <table:table-cell table:formula="of:=[Calibration.$F$81]*EXP([Calibration.$E$81]*[.E93])" office:value-type="float" office:value="0.976300098962807" calcext:value-type="float">
            <text:p>0,976300098962807</text:p>
          </table:table-cell>
          <table:table-cell table:formula="of:=100*([.A93]-[.F93])/100" office:value-type="float" office:value="8.72369990103719" calcext:value-type="float">
            <text:p>8,72369990103719</text:p>
          </table:table-cell>
        </table:table-row>
        <table:table-row table:style-name="ro1">
          <table:table-cell table:formula="of:=[.A93]+0.1" office:value-type="float" office:value="9.8" calcext:value-type="float">
            <text:p>9,8</text:p>
          </table:table-cell>
          <table:table-cell table:formula="of:=30+10*LOG([.A94])" office:value-type="float" office:value="39.912260756925" calcext:value-type="float">
            <text:p>39,912260756925</text:p>
          </table:table-cell>
          <table:table-cell table:formula="of:=[.B94]-[.$B$1]" office:value-type="float" office:value="-0.087739243075049" calcext:value-type="float">
            <text:p>-0,087739243075049</text:p>
          </table:table-cell>
          <table:table-cell table:number-columns-repeated="2"/>
          <table:table-cell table:formula="of:=[Calibration.$F$81]*EXP([Calibration.$E$81]*[.E94])" office:value-type="float" office:value="0.976300098962807" calcext:value-type="float">
            <text:p>0,976300098962807</text:p>
          </table:table-cell>
          <table:table-cell table:formula="of:=100*([.A94]-[.F94])/100" office:value-type="float" office:value="8.82369990103719" calcext:value-type="float">
            <text:p>8,82369990103719</text:p>
          </table:table-cell>
        </table:table-row>
        <table:table-row table:style-name="ro1">
          <table:table-cell table:formula="of:=[.A94]+0.1" office:value-type="float" office:value="9.9" calcext:value-type="float">
            <text:p>9,9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15" calcext:value-type="float">
            <text:p>-0,043648054024502</text:p>
          </table:table-cell>
          <table:table-cell table:number-columns-repeated="2"/>
          <table:table-cell table:formula="of:=[Calibration.$F$81]*EXP([Calibration.$E$81]*[.E95])" office:value-type="float" office:value="0.976300098962807" calcext:value-type="float">
            <text:p>0,976300098962807</text:p>
          </table:table-cell>
          <table:table-cell table:formula="of:=100*([.A95]-[.F95])/100" office:value-type="float" office:value="8.92369990103719" calcext:value-type="float">
            <text:p>8,92369990103719</text:p>
          </table:table-cell>
        </table:table-row>
        <table:table-row table:style-name="ro1">
          <table:table-cell table:formula="of:=[.A95]+0.1" office:value-type="float" office:value="10" calcext:value-type="float">
            <text:p>10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  <table:table-cell/>
          <table:table-cell office:value-type="float" office:value="0.0303125" calcext:value-type="float">
            <text:p>0,0303125</text:p>
          </table:table-cell>
          <table:table-cell table:formula="of:=[Calibration.$F$81]*EXP([Calibration.$E$81]*[.E96])" office:value-type="float" office:value="2.68164766311678" calcext:value-type="float">
            <text:p>2,68164766311678</text:p>
          </table:table-cell>
          <table:table-cell table:formula="of:=100*([.A96]-[.F96])/100" office:value-type="float" office:value="7.31835233688322" calcext:value-type="float">
            <text:p>7,318352336883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/00/0000</text:date>, <text:time style:data-style-name="N2" text:time-value="08:03:09.951135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7T21:34:58.452090161</dc:date>
    <meta:editing-duration>PT18H23M40S</meta:editing-duration>
    <meta:editing-cycles>63</meta:editing-cycles>
    <meta:generator>LibreOffice/5.2.7.2$Linux_X86_64 LibreOffice_project/20m0$Build-2</meta:generator>
    <dc:creator>Fabrice F4BJH</dc:creator>
    <meta:document-statistic meta:table-count="4" meta:cell-count="118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9.05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8.026cm" svg:height="13.831cm">
          <chartooo:coordinate-region svg:x="1.306cm" svg:y="0.288cm" svg:width="16.62cm" svg:height="11.586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10^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5">
                <text:p>0.0003125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0625">
                <text:p>0.0005640625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0625">
                <text:p>0.0007890625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25">
                <text:p>0.001906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28125">
                <text:p>0.0041328125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8125">
                <text:p>0.005078125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6875">
                <text:p>0.0129687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34375">
                <text:p>0.020234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125">
                <text:p>0.030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9.05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8.026cm" svg:height="13.831cm">
          <chartooo:coordinate-region svg:x="3.647cm" svg:y="0.288cm" svg:width="14.749cm" svg:height="11.586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10^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